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Roboto Slab" fo:font-size="13pt" fo:font-weight="normal" officeooo:rsid="0017bdf1" officeooo:paragraph-rsid="001c3356"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Roboto Slab" fo:font-size="13pt" fo:font-weight="normal" officeooo:rsid="0003308f" officeooo:paragraph-rsid="0003308f"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Roboto Slab" fo:font-size="13pt" fo:font-weight="normal" officeooo:rsid="0001d997" officeooo:paragraph-rsid="0001d997"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Roboto Slab" fo:font-size="13pt" fo:font-weight="normal" officeooo:rsid="00036f22" officeooo:paragraph-rsid="00036f22"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font-name="Roboto Slab" fo:font-size="13pt" fo:font-weight="normal" officeooo:rsid="000f65c9" officeooo:paragraph-rsid="0004e07f"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font-name="Roboto Slab" fo:font-size="13pt" fo:font-weight="normal" officeooo:rsid="00056ec1" officeooo:paragraph-rsid="00056ec1"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Roboto Slab" fo:font-size="13pt" fo:font-weight="normal" officeooo:rsid="00245e8e" officeooo:paragraph-rsid="00245e8e"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Roboto Slab" fo:font-size="13pt" fo:font-weight="normal" officeooo:rsid="0004afe1" officeooo:paragraph-rsid="0004afe1"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Roboto Slab" fo:font-size="13pt" fo:font-weight="normal" officeooo:rsid="000750aa" officeooo:paragraph-rsid="00131caa"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Roboto Slab" fo:font-size="13pt" fo:font-weight="normal" officeooo:rsid="000750aa" officeooo:paragraph-rsid="002e8cd1"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Roboto Slab" fo:font-size="13pt" fo:font-weight="normal" officeooo:rsid="0025fb19" officeooo:paragraph-rsid="0008787a"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Roboto Slab" fo:font-size="13pt" fo:font-weight="normal" officeooo:rsid="0009c9cc" officeooo:paragraph-rsid="0009c9cc"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Roboto Slab" fo:font-size="13pt" fo:font-weight="normal" officeooo:rsid="00252763" officeooo:paragraph-rsid="002e8cd1"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Roboto Slab" fo:font-size="13pt" fo:font-weight="normal" officeooo:rsid="00252763" officeooo:paragraph-rsid="000b5d46"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font-name="Roboto Slab" fo:font-size="13pt" fo:font-weight="normal" officeooo:rsid="0018ef16" officeooo:paragraph-rsid="0001d997"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Roboto Slab" fo:font-size="13pt" fo:font-weight="normal" officeooo:rsid="00202ae1" officeooo:paragraph-rsid="000f3bf3"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Roboto Slab" fo:font-size="13pt" fo:font-weight="normal" officeooo:rsid="00202ae1" officeooo:paragraph-rsid="00036f22"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Roboto Slab" fo:font-size="13pt" fo:font-weight="normal" officeooo:rsid="00131caa" officeooo:paragraph-rsid="00131ca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Roboto Slab" fo:font-size="13pt" fo:font-weight="normal" officeooo:rsid="000b5d46" officeooo:paragraph-rsid="000d5c58"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Roboto Slab" fo:font-size="13pt" fo:font-weight="normal" officeooo:rsid="000b5d46" officeooo:paragraph-rsid="000b5d4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Roboto Slab" fo:font-size="13pt" fo:font-weight="normal" officeooo:rsid="000f3bf3" officeooo:paragraph-rsid="000f3bf3"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style:font-name="Roboto Slab" fo:font-size="15pt" fo:font-weight="bold" officeooo:rsid="0001d997" officeooo:paragraph-rsid="0001d997"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style:font-name="Roboto Slab" fo:font-size="15pt" fo:font-weight="normal" officeooo:rsid="0001d997" officeooo:paragraph-rsid="0001d997"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style:font-name="Roboto Slab" fo:font-size="15pt" fo:font-weight="normal" officeooo:rsid="0001d997" officeooo:paragraph-rsid="0001d997"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style:font-name="Roboto Slab" fo:font-size="15pt" fo:font-weight="normal" officeooo:rsid="0003308f" officeooo:paragraph-rsid="0003308f" style:font-size-asian="13.1000003814697pt" style:font-weight-asian="normal" style:font-size-complex="15pt" style:font-weight-complex="normal"/>
    </style:style>
    <style:style style:name="P26" style:family="paragraph" style:parent-style-name="Standard">
      <style:paragraph-properties fo:text-align="start" style:justify-single-word="false"/>
      <style:text-properties style:font-name="Roboto Slab" fo:font-size="15pt" fo:font-weight="normal" officeooo:rsid="0017bdf1" officeooo:paragraph-rsid="0017bdf1"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style:font-name="Roboto Slab" officeooo:paragraph-rsid="0004e07f"/>
    </style:style>
    <style:style style:name="P28" style:family="paragraph" style:parent-style-name="Standard">
      <style:paragraph-properties fo:text-align="start" style:justify-single-word="false"/>
      <style:text-properties style:font-name="Roboto Slab" officeooo:rsid="000f9f28" officeooo:paragraph-rsid="0031bacd"/>
    </style:style>
    <style:style style:name="P29" style:family="paragraph" style:parent-style-name="Standard">
      <style:paragraph-properties fo:text-align="start" style:justify-single-word="false"/>
      <style:text-properties style:font-name="Roboto Slab" officeooo:rsid="0010a693" officeooo:paragraph-rsid="0010a693"/>
    </style:style>
    <style:style style:name="P30" style:family="paragraph" style:parent-style-name="Standard">
      <style:paragraph-properties fo:text-align="start" style:justify-single-word="false"/>
      <style:text-properties fo:color="#000000" loext:opacity="100%" style:font-name="Roboto Slab" fo:font-size="13pt" fo:font-weight="normal" officeooo:rsid="002aa7c2" officeooo:paragraph-rsid="0008787a" style:font-size-asian="11.3500003814697pt" style:font-weight-asian="normal" style:font-size-complex="13pt" style:font-weight-complex="normal"/>
    </style:style>
    <style:style style:name="P31" style:family="paragraph" style:parent-style-name="Standard">
      <style:paragraph-properties fo:text-align="start" style:justify-single-word="false"/>
      <style:text-properties fo:color="#000000" loext:opacity="100%" style:font-name="Roboto Slab" fo:font-size="13pt" fo:font-weight="normal" officeooo:rsid="0014267e" officeooo:paragraph-rsid="002aa7c2" style:font-size-asian="11.3500003814697pt" style:font-weight-asian="normal" style:font-size-complex="13pt" style:font-weight-complex="normal"/>
    </style:style>
    <style:style style:name="P32" style:family="paragraph" style:parent-style-name="Standard">
      <style:paragraph-properties fo:text-align="start" style:justify-single-word="false"/>
      <style:text-properties fo:color="#000000" loext:opacity="100%" style:font-name="Roboto Slab" fo:font-size="13pt" fo:font-weight="normal" officeooo:rsid="0035e882" officeooo:paragraph-rsid="0035e882" style:font-size-asian="13pt" style:font-weight-asian="normal" style:font-size-complex="13pt" style:font-weight-complex="normal"/>
    </style:style>
    <style:style style:name="T1" style:family="text">
      <style:text-properties officeooo:rsid="0001d997"/>
    </style:style>
    <style:style style:name="T2" style:family="text">
      <style:text-properties officeooo:rsid="001ae735"/>
    </style:style>
    <style:style style:name="T3" style:family="text">
      <style:text-properties officeooo:rsid="0003308f"/>
    </style:style>
    <style:style style:name="T4" style:family="text">
      <style:text-properties officeooo:rsid="00036f22"/>
    </style:style>
    <style:style style:name="T5" style:family="text">
      <style:text-properties officeooo:rsid="0003cb91"/>
    </style:style>
    <style:style style:name="T6" style:family="text">
      <style:text-properties fo:font-size="13pt" fo:font-weight="normal" style:font-size-asian="11.3500003814697pt" style:font-weight-asian="normal" style:font-size-complex="13pt" style:font-weight-complex="normal"/>
    </style:style>
    <style:style style:name="T7" style:family="text">
      <style:text-properties fo:font-size="13pt" fo:font-weight="normal" officeooo:rsid="000f65c9" style:font-size-asian="11.3500003814697pt" style:font-weight-asian="normal" style:font-size-complex="13pt" style:font-weight-complex="normal"/>
    </style:style>
    <style:style style:name="T8" style:family="text">
      <style:text-properties fo:font-size="13pt" fo:font-weight="normal" officeooo:rsid="0010a693" style:font-size-asian="11.3500003814697pt" style:font-weight-asian="normal" style:font-size-complex="13pt" style:font-weight-complex="normal"/>
    </style:style>
    <style:style style:name="T9" style:family="text">
      <style:text-properties fo:font-size="13pt" fo:font-weight="normal" officeooo:rsid="0011bd92" style:font-size-asian="11.3500003814697pt" style:font-weight-asian="normal" style:font-size-complex="13pt" style:font-weight-complex="normal"/>
    </style:style>
    <style:style style:name="T10" style:family="text">
      <style:text-properties fo:font-size="13pt" fo:font-weight="normal" officeooo:rsid="00166531" style:font-size-asian="11.3500003814697pt" style:font-weight-asian="normal" style:font-size-complex="13pt" style:font-weight-complex="normal"/>
    </style:style>
    <style:style style:name="T11" style:family="text">
      <style:text-properties fo:font-size="13pt" fo:font-weight="normal" officeooo:rsid="001fb7f1" style:font-size-asian="11.3500003814697pt" style:font-weight-asian="normal" style:font-size-complex="13pt" style:font-weight-complex="normal"/>
    </style:style>
    <style:style style:name="T12" style:family="text">
      <style:text-properties fo:font-size="13pt" fo:font-weight="normal" officeooo:rsid="00208c4a" style:font-size-asian="11.3500003814697pt" style:font-weight-asian="normal" style:font-size-complex="13pt" style:font-weight-complex="normal"/>
    </style:style>
    <style:style style:name="T13" style:family="text">
      <style:text-properties fo:font-size="13pt" fo:font-weight="normal" officeooo:rsid="0020e56d" style:font-size-asian="11.3500003814697pt" style:font-weight-asian="normal" style:font-size-complex="13pt" style:font-weight-complex="normal"/>
    </style:style>
    <style:style style:name="T14" style:family="text">
      <style:text-properties fo:font-size="13pt" fo:font-weight="normal" officeooo:rsid="0031bacd" style:font-size-asian="11.3500003814697pt" style:font-weight-asian="normal" style:font-size-complex="13pt" style:font-weight-complex="normal"/>
    </style:style>
    <style:style style:name="T15" style:family="text">
      <style:text-properties fo:font-size="13pt" fo:font-weight="normal" officeooo:rsid="00348393" style:font-size-asian="11.3500003814697pt" style:font-weight-asian="normal" style:font-size-complex="13pt" style:font-weight-complex="normal"/>
    </style:style>
    <style:style style:name="T16" style:family="text">
      <style:text-properties officeooo:rsid="0004e07f"/>
    </style:style>
    <style:style style:name="T17" style:family="text">
      <style:text-properties officeooo:rsid="000750aa"/>
    </style:style>
    <style:style style:name="T18" style:family="text">
      <style:text-properties fo:font-style="italic" style:font-style-asian="italic" style:font-style-complex="italic"/>
    </style:style>
    <style:style style:name="T19" style:family="text">
      <style:text-properties fo:font-style="italic" officeooo:rsid="000750aa" style:font-style-asian="italic" style:font-style-complex="italic"/>
    </style:style>
    <style:style style:name="T20" style:family="text">
      <style:text-properties officeooo:rsid="0008787a"/>
    </style:style>
    <style:style style:name="T21" style:family="text">
      <style:text-properties officeooo:rsid="0009c9cc"/>
    </style:style>
    <style:style style:name="T22" style:family="text">
      <style:text-properties officeooo:rsid="000b5d46"/>
    </style:style>
    <style:style style:name="T23" style:family="text">
      <style:text-properties officeooo:rsid="002c3b33"/>
    </style:style>
    <style:style style:name="T24" style:family="text">
      <style:text-properties officeooo:rsid="000d5c58"/>
    </style:style>
    <style:style style:name="T25" style:family="text">
      <style:text-properties officeooo:rsid="000f3bf3"/>
    </style:style>
    <style:style style:name="T26" style:family="text">
      <style:text-properties officeooo:rsid="0011bd92"/>
    </style:style>
    <style:style style:name="T27" style:family="text">
      <style:text-properties officeooo:rsid="00131caa"/>
    </style:style>
    <style:style style:name="T28" style:family="text">
      <style:text-properties officeooo:rsid="0014267e"/>
    </style:style>
    <style:style style:name="T29" style:family="text">
      <style:text-properties officeooo:rsid="001c3356"/>
    </style:style>
    <style:style style:name="T30" style:family="text">
      <style:text-properties officeooo:rsid="001de23e"/>
    </style:style>
    <style:style style:name="T31" style:family="text">
      <style:text-properties officeooo:rsid="00208c4a"/>
    </style:style>
    <style:style style:name="T32" style:family="text">
      <style:text-properties officeooo:rsid="0020e56d"/>
    </style:style>
    <style:style style:name="T33" style:family="text">
      <style:text-properties officeooo:rsid="0021c54f"/>
    </style:style>
    <style:style style:name="T34" style:family="text">
      <style:text-properties officeooo:rsid="002242a4"/>
    </style:style>
    <style:style style:name="T35" style:family="text">
      <style:text-properties officeooo:rsid="00230b83"/>
    </style:style>
    <style:style style:name="T36" style:family="text">
      <style:text-properties officeooo:rsid="00245e8e"/>
    </style:style>
    <style:style style:name="T37" style:family="text">
      <style:text-properties officeooo:rsid="00263a23"/>
    </style:style>
    <style:style style:name="T38" style:family="text">
      <style:text-properties officeooo:rsid="00277e29"/>
    </style:style>
    <style:style style:name="T39" style:family="text">
      <style:text-properties officeooo:rsid="0025fb19"/>
    </style:style>
    <style:style style:name="T40" style:family="text">
      <style:text-properties officeooo:rsid="00290298"/>
    </style:style>
    <style:style style:name="T41" style:family="text">
      <style:text-properties fo:color="#000000" loext:opacity="100%" officeooo:rsid="0014267e"/>
    </style:style>
    <style:style style:name="T42" style:family="text">
      <style:text-properties fo:color="#000000" loext:opacity="100%" officeooo:rsid="002aa7c2"/>
    </style:style>
    <style:style style:name="T43" style:family="text">
      <style:text-properties officeooo:rsid="002e8cd1"/>
    </style:style>
    <style:style style:name="T44" style:family="text">
      <style:text-properties officeooo:rsid="00305a9a"/>
    </style:style>
    <style:style style:name="T45" style:family="text">
      <style:text-properties officeooo:rsid="0032d795"/>
    </style:style>
    <style:style style:name="T46" style:family="text">
      <style:text-properties officeooo:rsid="00348393"/>
    </style:style>
    <style:style style:name="T47" style:family="text">
      <style:text-properties style:text-underline-style="solid" style:text-underline-width="auto" style:text-underline-color="font-color" officeooo:rsid="00348393"/>
    </style:style>
    <style:style style:name="T48" style:family="text">
      <style:text-properties style:text-underline-style="none" officeooo:rsid="00348393"/>
    </style:style>
    <style:style style:name="T49" style:family="text">
      <style:text-properties officeooo:rsid="0035b0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ränssnittsanalys</text:p>
      <text:p text:style-name="P23">Craigslist.org</text:p>
      <text:p text:style-name="P23"/>
      <text:p text:style-name="P15">Jag har valt att göra <text:span text:style-name="T1">min </text:span><text:span text:style-name="T34">gränssnitts</text:span>analys på Craigslist.orgs hemsida <text:span text:style-name="T34">där jag ska analysera hur bra användarvänligheten är.</text:span> <text:span text:style-name="T34">Craigslist</text:span><text:span text:style-name="T1"> är en hemsida jag</text:span> har hört mycket <text:span text:style-name="T1">om men som jag varken använt mig av eller besökt. Men </text:span><text:span text:style-name="T34">det</text:span><text:span text:style-name="T1"> är i alla fall en Amerikansk hemsida med försäljning, jobbansökningar, olika service tjänster, boendeansökningar m.m, som lanserandes 1996 av Craig Newmark och nu finns</text:span> <text:span text:style-name="T1">tjänsten</text:span><text:span text:style-name="T2"> 570 städer i 70 olika länder.</text:span></text:p>
      <text:p text:style-name="P32">En svensk motsvarighet till denna sida skulle kunna vara Blocket.se.</text:p>
      <text:p text:style-name="P15"/>
      <text:p text:style-name="P24">Learnability</text:p>
      <text:p text:style-name="P2">Vid första anblick är det ganska svårt att uppfatta <text:span text:style-name="T31">vad</text:span> <text:span text:style-name="T26">sidan </text:span>faktiskt <text:span text:style-name="T26">skall </text:span>används till, <text:span text:style-name="T31">o</text:span><text:span text:style-name="T26">ch</text:span> det är inte förr<text:span text:style-name="T26">än</text:span> man börjar läsa <text:span text:style-name="T26">igenom </text:span>rubrikerna som <text:span text:style-name="T26">det <text:s/>klarnar.</text:span></text:p>
      <text:p text:style-name="P2"/>
      <text:p text:style-name="P3">Som ny användaren på hemsidan uppfattar jag hemsidan väldigt rörig och det tar <text:s/>lång tid att lära sig var allt finns, <text:span text:style-name="T46">detta</text:span> gör att man tröttnar ganska snabbt och spenderar inte så lång tid <text:span text:style-name="T16">på sidan</text:span>. <text:span text:style-name="T31">F</text:span>örsta sida<text:span text:style-name="T3">n </text:span>består en<text:span text:style-name="T3">b</text:span>art av textlänkar och det är väldigt mycket text på ett och samma ställe, <text:span text:style-name="T31">dessutom</text:span> <text:span text:style-name="T26">finns </text:span><text:span text:style-name="T31">det </text:span><text:span text:style-name="T4">inga symboler som hjälp för att lättare hitta </text:span><text:span text:style-name="T5">utan då får man ta sig in på länkarna på vänster sidan där det finns ”help”, ”terms of use” och några andra länkar där man kan läsa om hemsidan. </text:span></text:p>
      <text:p text:style-name="P3"/>
      <text:p text:style-name="P4"><text:span text:style-name="T46">Då hemsidans </text:span>konsekvent<text:span text:style-name="T46">a</text:span> design gör att allt ser likadant ut oavsett va<text:span text:style-name="T16">d</text:span> man <text:span text:style-name="T5">klickar sig in på, förutom forums länkarna, </text:span><text:span text:style-name="T46">är det svårare än vad som borde vara nödvändigt att navigera sig runt</text:span><text:span text:style-name="T5">. </text:span><text:span text:style-name="T46">Forumet är för övrigt ett helt eget kapitel i sig om hur man </text:span><text:span text:style-name="T47">inte</text:span><text:span text:style-name="T48"> gör något användarvänligt.</text:span><text:span text:style-name="T5"> </text:span></text:p>
      <text:p text:style-name="P3"/>
      <text:p text:style-name="P25">Efficiency</text:p>
      <text:p text:style-name="P27"><text:span text:style-name="T12">En annan aspekt är hemsidans snabbhet och hur snabbt/</text:span><text:span text:style-name="T13">enkelt man kan interagera med den, det tar </text:span><text:span text:style-name="T9">ca</text:span><text:span text:style-name="T7"> 1 sekund </text:span><text:span text:style-name="T13">för </text:span><text:span text:style-name="T7">hemsidan </text:span><text:span text:style-name="T13">att ladda så man kan börja använda den</text:span><text:span text:style-name="T9">. </text:span><text:span text:style-name="T7">Men </text:span><text:span text:style-name="T14">med hjälp av ”lighthouse” kunde jag se att </text:span><text:span text:style-name="T7">hemsidans prestationspoäng är bara 76 av 100 på desktop och 51 av 100 på mobil så det behöver förbättras, ett bra betyg </text:span><text:span text:style-name="T10">bör </text:span><text:span text:style-name="T7">ligga på över 90.</text:span></text:p>
      <text:p text:style-name="P5"/>
      <text:p text:style-name="P28"><text:span text:style-name="T14">Även a</text:span><text:span text:style-name="T9">nvändarflöde</text:span><text:span text:style-name="T14">t är effektivt upplag</text:span><text:span text:style-name="T15">t</text:span><text:span text:style-name="T14"> med lite klick och mer scroll för att se innehållet under länkarna</text:span><text:span text:style-name="T9">,</text:span><text:span text:style-name="T14"> där</text:span><text:span text:style-name="T6"> är dock väldigt mycket innehåll på vissa sidor </text:span><text:span text:style-name="T8">som </text:span><text:span text:style-name="T6">man får scrolla igenom.</text:span></text:p>
      <text:p text:style-name="P29"><text:span text:style-name="T9">Gällande d</text:span><text:span text:style-name="T6">en kognitiva lasten på hemsidan </text:span><text:span text:style-name="T9">så </text:span><text:span text:style-name="T10">är </text:span><text:span text:style-name="T6">där mycket text att ta in på samma gång för att </text:span><text:span text:style-name="T9">kunna</text:span><text:span text:style-name="T6"> komma igång </text:span><text:span text:style-name="T9">m</text:span><text:span text:style-name="T11">ed att använda den</text:span><text:span text:style-name="T6">.</text:span></text:p>
      <text:p text:style-name="P25"><text:soft-page-break/></text:p>
      <text:p text:style-name="P25"/>
      <text:p text:style-name="P25">Memorability</text:p>
      <text:p text:style-name="P16"><text:span text:style-name="T45">Däremot n</text:span><text:span text:style-name="T32">är det kommer till att komma ihåg hur hemsidan fungerar så minns man d</text:span>e olika kategorierna <text:span text:style-name="T32">ganska så lätt, </text:span><text:span text:style-name="T45">men de</text:span> <text:span text:style-name="T45">i</text:span><text:span text:style-name="T25">nnehåller </text:span><text:span text:style-name="T45">så</text:span><text:span text:style-name="T32"> </text:span>otroligt <text:span text:style-name="T25">många länkar </text:span>att det är väldigt svårt att komma ihåg va<text:span text:style-name="T25">d som faktiskt finns. </text:span></text:p>
      <text:p text:style-name="P18">Man får leta bland kategorierna vid varje besök och vid mycket användning lära sig efter hand, <text:span text:style-name="T45">vilket användarna som använt hemsidan länge </text:span><text:span text:style-name="T46">troligtvis</text:span><text:span text:style-name="T45"> gjort.</text:span></text:p>
      <text:p text:style-name="P17"/>
      <text:p text:style-name="P19"><text:span text:style-name="T45">Det betyder</text:span><text:span text:style-name="T32"> att det kan vara </text:span>svår<text:span text:style-name="T32">t</text:span> <text:span text:style-name="T32">att uppdatera hemsidan</text:span> för då blir alla de vana användarna drabbade eftersom de har redan <text:span text:style-name="T32">memorerat innehållet </text:span>och vet hur den fungerar, <text:span text:style-name="T24">medans för nya användaren så kan man göra memorabilityn mycket snabbare. </text:span></text:p>
      <text:p text:style-name="P19"><text:span text:style-name="T32">Därför tar m</text:span><text:span text:style-name="T24">an en stor risk om man ska ändra om gränssnittet på hemsidan, eftersom man kan förlora de inlärda användarna. </text:span><text:span text:style-name="T27">Lösningen kan vara att ha två gränssnitt, gör</text:span><text:span text:style-name="T45">a </text:span><text:span text:style-name="T27">ett nytt men gör det gamla valbart, exempelvis </text:span><text:span text:style-name="T49">som ett </text:span><text:span text:style-name="T27">legacy ui </text:span><text:span text:style-name="T49">val.</text:span></text:p>
      <text:p text:style-name="P19"/>
      <text:p text:style-name="P21"><text:span text:style-name="T33">Dessutom </text:span>innehåller <text:span text:style-name="T33">hemsidan </text:span>även väldigt mycket att det kan vara svårt att organisera allt på ett effektivt sätt. </text:p>
      <text:p text:style-name="P20"/>
      <text:p text:style-name="P25">Errors</text:p>
      <text:p text:style-name="P6"><text:span text:style-name="T34">En annan aspekt är hur hjälpsamt och tydligt det är vid errors, som n</text:span>är man <text:span text:style-name="T34">ska </text:span>lägga upp en annons och man glömmer fylla i ”required” fälten, så får man upp en error text längst upp på sidan och även rött runt ifyllningsfälten. Vilket är hjälpsamt för användaren men jag anser att det skulle kunna vara tydligare med <text:span text:style-name="T34">te.x </text:span>symboler och <text:span text:style-name="T34">även att placera</text:span> error texten närmre fältet <text:span text:style-name="T35">som</text:span> man har missat fylla i. </text:p>
      <text:p text:style-name="P7"/>
      <text:p text:style-name="P6"><text:span text:style-name="T36">M</text:span><text:span text:style-name="T37">e</text:span>n <text:span text:style-name="T36">dessutom</text:span> <text:span text:style-name="T37">när man </text:span>vill logga in på ”<text:span text:style-name="T17">mitt konto” </text:span>och man skriver fel e-mail eller lösenord får man upp ett errormeddelande <text:span text:style-name="T18">”</text:span><text:span text:style-name="T19">Yt</text:span><text:span text:style-name="T18">terligare kontroll behövs, försök igen eller </text:span><text:span text:style-name="T19">klicka här för </text:span><text:span text:style-name="T18">att få engångs</text:span><text:span text:style-name="T19">inloggnings</text:span><text:span text:style-name="T18">länk”</text:span> <text:s/><text:span text:style-name="T17">det är väldigt hjälpsamt att man kan få en inloggningslänk s</text:span><text:span text:style-name="T37">om </text:span><text:span text:style-name="T17">man kan logga in </text:span><text:span text:style-name="T37">med </text:span><text:span text:style-name="T17">direkt. Men jag tycker dock att texten </text:span><text:span text:style-name="T19">”Ytterligare kontoll behövs” <text:s/></text:span><text:span text:style-name="T17">känns lite otydlig, <text:s/>det kunde istället bara stått att man fyllt i fel e-mail eller lösenord. </text:span></text:p>
      <text:p text:style-name="P8"/>
      <text:p text:style-name="P25">Satisfaction</text:p>
      <text:p text:style-name="P9"><text:span text:style-name="T38">En av de viktigaste aspekterna anser jag, är hur trevligt gränssnittet är att titta och interagera med. </text:span>Som ny användare på Craigslist hemsida blev jag <text:soft-page-break/>väldigt chockad över hur tråkig sidan såg ut, eftersom jag har hört hur populär den är främst i USA <text:span text:style-name="T20">och </text:span><text:span text:style-name="T38">med tanke på </text:span><text:span text:style-name="T20">h</text:span><text:span text:style-name="T38">ur </text:span><text:span text:style-name="T20">många användare </text:span><text:span text:style-name="T38">som använder sidan</text:span><text:span text:style-name="T20">. </text:span><text:span text:style-name="T38">Den är</text:span><text:span text:style-name="T39"> väldigt färglös och dåligt strukturerad så </text:span><text:span text:style-name="T38">där är inget som</text:span><text:span text:style-name="T39"> </text:span><text:span text:style-name="T38">fångar ens uppmärksamhet</text:span><text:span text:style-name="T39">. De har </text:span><text:span text:style-name="T20">använt sig av blå färg som textfärg på hela hemsidan vilket </text:span><text:span text:style-name="T28">inom </text:span><text:span text:style-name="T20">UX </text:span><text:span text:style-name="T21">brukar </text:span><text:span text:style-name="T20">utråla förtroende och lojalitet, men jag tycker att kombination med hemsidans backgrund som mestadels är vit och ljusgrått så blir det väldigt </text:span><text:span text:style-name="T39"><text:s/></text:span><text:span text:style-name="T21">jobbigt och det ”sticker i ögonen”. </text:span></text:p>
      <text:p text:style-name="P11"/>
      <text:p text:style-name="P12">De har <text:span text:style-name="T40">dessutom </text:span>bara använt sig av <text:span text:style-name="T40">gemener </text:span>på hela hemsidan utan några <text:span text:style-name="T40">versaler </text:span>i början av orden vilket gör det väldigt jobbigt att läsa, framförallt <text:span text:style-name="T40">när</text:span> de har <text:span text:style-name="T40">så mycket text</text:span> så tätt ihop med varandra <text:span text:style-name="T40">eftersom </text:span>de inte uttnyttjat hemsidan<text:span text:style-name="T22">s</text:span> yta. <text:span text:style-name="T22">Man </text:span><text:span text:style-name="T40">borde</text:span><text:span text:style-name="T22"> använt sig av lite bilder eller ikoner för att lättare kunna utskildra innehållet på sidan. </text:span></text:p>
      <text:p text:style-name="P30"/>
      <text:p text:style-name="P10"><text:span text:style-name="T43">Dessvärre så upplever jag som användare inget större förtroende för hemsidan </text:span><text:span text:style-name="T44">eftersom man ser flertalet saker som man inte får lov att posta ändå finns med som te.x djurförsäljning, det kan betyda att där antagligen inte är så noggrana kontroller av innehållet, </text:span><text:span text:style-name="T41">men det är </text:span><text:span text:style-name="T42">säkert </text:span><text:span text:style-name="T41">det som lockar och gör sidan så populär.</text:span></text:p>
      <text:p text:style-name="P31"/>
      <text:p text:style-name="P13"><text:span text:style-name="T43">En annan aspekt är</text:span><text:span text:style-name="T22"> lockelsen av att använda hemsidan eftersom den har samlat </text:span>allt på samma ställe med jobbannonser, försäljning och boende annonser istället för att ha kanske tre olika hemsidor/appar för det. <text:span text:style-name="T22">Men de ansvariga för hemsidan borde lagt ner lite mer tid på användarupplevelsen på hemsidan. </text:span><text:span text:style-name="T23">Det är även </text:span><text:span text:style-name="T22">positiv</text:span><text:span text:style-name="T43">t</text:span><text:span text:style-name="T22"> </text:span><text:span text:style-name="T23">att hemsidan inte har någon reklam.</text:span></text:p>
      <text:p text:style-name="P14"/>
      <text:p text:style-name="P26">Förbättringar</text:p>
      <text:p text:style-name="P1"><text:span text:style-name="T44">Jag har dessutom gjort ett </text:span>n<text:span text:style-name="T44">ytt</text:span> gränssnittet i Figma med flertalet förbättringar. <text:span text:style-name="T44">L</text:span><text:span text:style-name="T29">earnabilityn och memorabilityn </text:span><text:span text:style-name="T44">förbättrade jag </text:span><text:span text:style-name="T29">genom att skala ner på innehållet och gjor</text:span><text:span text:style-name="T44">de</text:span><text:span text:style-name="T29"> det mer överskådligt, </text:span><text:span text:style-name="T30">och även utnyttjat hemsidans yta. </text:span><text:span text:style-name="T44">K</text:span><text:span text:style-name="T29">ategorierna </text:span><text:span text:style-name="T44">separerade jag på </text:span><text:span text:style-name="T29">och la till bilder för att man lättare ska kunna hitta, </text:span><text:span text:style-name="T44">b</text:span><text:span text:style-name="T29">ilderna är även till för satisfaction </text:span><text:span text:style-name="T44">vilket gör att det ser bättre ut och roligare att använda hemsidan. </text:span><text:span text:style-name="T29">”Create a posting” länken gjorde jag tydligare och ”my account” till en sign in/register länk istället. </text:span><text:span text:style-name="T44">Dessutom ä</text:span><text:span text:style-name="T29">ndrade </text:span><text:span text:style-name="T44">jag på </text:span><text:span text:style-name="T29">textfärg</text:span><text:span text:style-name="T30">en </text:span><text:span text:style-name="T29">och </text:span><text:span text:style-name="T30">la till </text:span><text:span text:style-name="T44">versaler</text:span><text:span text:style-name="T29">.</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Roboto Slab" svg:font-family="'Roboto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7T03:36:50.750780561</meta:creation-date>
    <dc:date>2021-10-21T00:45:24.704800913</dc:date>
    <meta:editing-duration>PT1H37S</meta:editing-duration>
    <meta:editing-cycles>9</meta:editing-cycles>
    <meta:generator>LibreOffice/7.1.6.2$Linux_X86_64 LibreOffice_project/10$Build-2</meta:generator>
    <meta:document-statistic meta:table-count="0" meta:image-count="0" meta:object-count="0" meta:page-count="3" meta:paragraph-count="28" meta:word-count="1069" meta:character-count="6354" meta:non-whitespace-character-count="5298"/>
  </office:meta>
</office:document-meta>
</file>